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gr3" style:family="graphic" style:parent-style-name="CodeBox">
      <style:graphic-properties fo:min-height="6.75cm" fo:min-width="12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2.754cm" fo:padding-top="0.123cm" fo:padding-bottom="0.123cm" fo:padding-left="0.251cm" fo:padding-right="0.251cm" fo:wrap-option="wrap" draw:shadow="hidden"/>
    </style:style>
    <style:style style:name="gr5" style:family="graphic" style:parent-style-name="CodeBox">
      <style:graphic-properties fo:min-height="6.25cm" fo:min-width="12.574cm"/>
    </style:style>
    <style:style style:name="gr6" style:family="graphic" style:parent-style-name="CodeBox">
      <style:graphic-properties draw:fill="solid" draw:fill-color="#ffcc99" fo:min-height="7.25cm" fo:min-width="12.574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913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1.191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color="#4c4c4c" draw:textarea-horizontal-align="center" draw:textarea-vertical-align="middle"/>
    </style:style>
    <style:style style:name="gr11" style:family="graphic" style:parent-style-name="standard">
      <style:graphic-properties svg:stroke-color="#4c4c4c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2.031cm" fo:padding-top="0.13cm" fo:padding-bottom="0.13cm" fo:padding-left="0.25cm" fo:padding-right="0.25cm" fo:wrap-option="wrap" draw:shadow="hidden"/>
    </style:style>
    <style:style style:name="gr13" style:family="graphic" style:parent-style-name="CodeBox">
      <style:graphic-properties draw:fill="solid" draw:fill-color="#ffcc99" fo:min-height="8.875cm" fo:min-width="16.299cm"/>
    </style:style>
    <style:style style:name="gr14" style:family="graphic" style:parent-style-name="CodeBox">
      <style:graphic-properties fo:min-height="5.05cm" fo:min-width="16.766cm"/>
    </style:style>
    <style:style style:name="gr15" style:family="graphic" style:parent-style-name="CodeBox">
      <style:graphic-properties fo:min-height="3.75cm" fo:min-width="16.766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18pt" style:font-size-complex="1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6" style:family="paragraph">
      <style:text-properties fo:font-size="20pt"/>
    </style:style>
    <style:style style:name="P7" style:family="paragraph"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fo:text-indent="0cm"/>
      <style:text-properties fo:font-size="24pt"/>
    </style:style>
    <style:style style:name="P10" style:family="paragraph">
      <style:paragraph-properties fo:margin-left="0cm" fo:margin-right="0cm" fo:line-height="100%" fo:text-indent="0cm" style:writing-mode="lr-tb" style:font-independent-line-spacing="true"/>
      <style:text-properties fo:color="#000000" fo:font-size="24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color="#00cc00" fo:font-family="Wingdings" style:font-pitch="variable" style:font-charset="x-symbol" fo:font-size="72pt" fo:language="en" fo:country="US" fo:text-shadow="1pt 1pt" style:font-size-asian="72pt" style:font-size-complex="72pt"/>
    </style:style>
    <style:style style:name="T4" style:family="text">
      <style:text-properties fo:color="#ff3300" fo:font-family="Wingdings" style:font-pitch="variable" style:font-charset="x-symbol" fo:font-size="60pt" fo:language="en" fo:country="US" fo:text-shadow="1pt 1pt" style:font-size-asian="60pt" style:font-size-complex="60pt"/>
    </style:style>
    <style:style style:name="T5" style:family="text">
      <style:text-properties fo:color="#ffffff" fo:font-family="'Arial Narrow'" style:font-family-generic="swiss" style:font-pitch="variable" fo:font-size="18pt" fo:language="en" fo:country="GB" fo:text-shadow="1pt 1pt" style:font-size-asian="18pt" style:font-size-complex="18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s, Classes, and Lifetime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rive class design from object use, ala TDD</text:p>
              </text:list-item>
              <text:list-item>
                <text:p>ctor dtor</text:p>
              </text:list-item>
              <text:list-item>
                <text:p>use cerr for debug/diag output</text:p>
              </text:list-item>
              <text:list-item>
                <text:p>3 storage classes</text:p>
              </text:list-item>
              <text:list-item>
                <text:p>be opinionated about stack usage and bald pointers</text:p>
              </text:list-item>
              <text:list-item>
                <text:p>copy constructor and copy assignment</text:p>
              </text:list-item>
              <text:list-item>
                <text:p>smart poin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nstruc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n object should be created with access to all the values and other objects it needs</text:p>
              </text:list-item>
              <text:list-item>
                <text:p>tests help you determine this</text:p>
              </text:list-item>
            </text:list>
          </draw:text-box>
        </draw:frame>
        <draw:custom-shape draw:style-name="gr2" draw:text-style-name="P2" draw:layer="layout" svg:width="13.074cm" svg:height="7.921cm" svg:x="14.535cm" svg:y="9.152cm">
          <text:p><text:span text:style-name="T1">#include “date.hpp”</text:span></text:p>
          <text:p><text:span text:style-name="T1">#include &lt;assert&gt;</text:span></text:p>
          <text:p><text:span text:style-name="T1"/></text:p>
          <text:p><text:span text:style-name="T1">void test_driven_design()</text:span></text:p>
          <text:p><text:span text:style-name="T1">{</text:span></text:p>
          <text:p><text:span text:style-name="T1"><text:s text:c="2"/></text:span><text:span text:style-name="T1">date today(2011, 2, 7);</text:span></text:p>
          <text:p><text:span text:style-name="T1"><text:s text:c="2"/></text:span><text:span text:style-name="T1">assert(today.day() == 7);</text:span></text:p>
          <text:p><text:span text:style-name="T1"><text:s text:c="2"/></text:span><text:span text:style-name="T1">...</text:span></text:p>
          <text:p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074cm" svg:height="7.842cm" svg:x="0.914cm" svg:y="9.2cm">
          <text:p text:style-name="P3">#include “date.hpp”</text:p>
          <text:p text:style-name="P3">#include &lt;assert&gt;</text:p>
          <text:p text:style-name="P3"/>
          <text:p text:style-name="P3">void test_driven_design()</text:p>
          <text:p text:style-name="P3">{</text:p>
          <text:p text:style-name="P3"><text:s text:c="2"/>date today;</text:p>
          <text:p text:style-name="P3"><text:s text:c="2"/>assert(today.day() == 7);</text:p>
          <text:p text:style-name="P3"><text:s text:c="2"/>...</text:p>
          <text:p text:style-name="P3">}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3.295cm" svg:x="20.3cm" svg:y="16.9cm">
          <text:p text:style-name="P4"><text:span text:style-name="T3">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3cm" svg:x="6.7cm" svg:y="17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nstru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a constructor has the same name as the class</text:p>
              </text:list-item>
            </text:list>
          </draw:text-box>
        </draw:frame>
        <draw:custom-shape draw:style-name="gr5" draw:text-style-name="P2" draw:layer="layout" svg:width="13.074cm" svg:height="6.5cm" svg:x="5.127cm" svg:y="5.6cm">
          <text:p text:style-name="P7"><text:span text:style-name="T1">#include “date.hpp”</text:span></text:p>
          <text:p text:style-name="P7"><text:span text:style-name="T1"/></text:p>
          <text:p text:style-name="P7"><text:span text:style-name="T1">void test_drives_design()</text:span></text:p>
          <text:p text:style-name="P7"><text:span text:style-name="T1">{</text:span></text:p>
          <text:p text:style-name="P7"><text:span text:style-name="T1"><text:s text:c="2"/></text:span><text:span text:style-name="T1">date today(2011, 2, 7);</text:span></text:p>
          <text:p text:style-name="P7"><text:span text:style-name="T1"><text:s text:c="2"/></text:span><text:span text:style-name="T1">assert(today.day() == 7);</text:span></text:p>
          <text:p text:style-name="P7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.799cm" svg:height="8.773cm" svg:x="8.701cm" svg:y="11.375cm">
          <text:p text:style-name="P7"><text:span text:style-name="T1">#ifndef DATE_INCLUDED</text:span></text:p>
          <text:p text:style-name="P7"><text:span text:style-name="T1">#define DATE_INCLUDED</text:span></text:p>
          <text:p text:style-name="P7"><text:span text:style-name="T2"/></text:p>
          <text:p text:style-name="P7"><text:span text:style-name="T1">class date</text:span></text:p>
          <text:p text:style-name="P7"><text:span text:style-name="T1">{</text:span></text:p>
          <text:p text:style-name="P7"><text:span text:style-name="T1">public:</text:span></text:p>
          <text:p text:style-name="P7"><text:span text:style-name="T1"><text:s text:c="4"/></text:span><text:span text:style-name="T1">date(int ccyy, int mm, int dd);</text:span></text:p>
          <text:p text:style-name="P7"><text:span text:style-name="T1"><text:s text:c="4"/></text:span><text:span text:style-name="T1">...</text:span></text:p>
          <text:p text:style-name="P7"><text:span text:style-name="T1">};</text:span></text:p>
          <text:p text:style-name="P7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242cm" svg:height="1.173cm" svg:x="14.555cm" svg:y="4.578cm">
          <text:p text:style-name="P4"><text:span text:style-name="T5">date_tests.cpp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2.616cm" svg:height="1.451cm" svg:x="23cm" svg:y="10.3cm">
          <text:p text:style-name="P4"><text:span text:style-name="T5">date.hpp</text:span></text:p>
          <draw:enhanced-geometry svg:viewBox="0 0 21600 21600" draw:type="mso-spt202" draw:enhanced-path="M 0 0 L 21600 0 21600 21600 0 21600 0 0 Z N"/>
        </draw:custom-shape>
        <draw:line draw:style-name="gr9" draw:text-style-name="P8" draw:layer="layout" svg:x1="5.1cm" svg:y1="9.5cm" svg:x2="3.1cm" svg:y2="9.5cm">
          <text:p/>
        </draw:line>
        <draw:line draw:style-name="gr9" draw:text-style-name="P8" draw:layer="layout" svg:x1="3.1cm" svg:y1="9.5cm" svg:x2="3.1cm" svg:y2="17cm">
          <text:p/>
        </draw:line>
        <draw:line draw:style-name="gr10" draw:text-style-name="P8" draw:layer="layout" svg:x1="5.2cm" svg:y1="9.5cm" svg:x2="6.2cm" svg:y2="9.5cm">
          <text:p/>
        </draw:line>
        <draw:line draw:style-name="gr9" draw:text-style-name="P8" draw:layer="layout" svg:x1="3.1cm" svg:y1="17.1cm" svg:x2="8.6cm" svg:y2="17.1cm">
          <text:p/>
        </draw:line>
        <draw:line draw:style-name="gr11" draw:text-style-name="P8" draw:layer="layout" svg:x1="8.8cm" svg:y1="17.064cm" svg:x2="10.8cm" svg:y2="17.06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nstruc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efine constructors using the<text:line-break/>: member(initialization) syntax</text:p>
              </text:list-item>
            </text:list>
          </draw:text-box>
        </draw:frame>
        <draw:custom-shape draw:style-name="gr12" draw:text-style-name="P10" draw:layer="layout" svg:width="4.353cm" svg:height="2.291cm" svg:x="1.747cm" svg:y="15.722cm">
          <text:p text:style-name="P9"><text:span text:style-name="T5">date.hpp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6.799cm" svg:height="9.125cm" svg:x="2cm" svg:y="6.375cm">
          <text:p text:style-name="P7"><text:span text:style-name="T1">class date</text:span></text:p>
          <text:p text:style-name="P7"><text:span text:style-name="T1">{</text:span></text:p>
          <text:p text:style-name="P7"><text:span text:style-name="T1">public:</text:span></text:p>
          <text:p text:style-name="P7"><text:span text:style-name="T1"><text:s text:c="4"/></text:span><text:span text:style-name="T1">date(int ccyy, int mm, int dd);</text:span></text:p>
          <text:p text:style-name="P7"><text:span text:style-name="T1"><text:s text:c="4"/></text:span><text:span text:style-name="T1">...</text:span></text:p>
          <text:p text:style-name="P7"><text:span text:style-name="T1">private:</text:span></text:p>
          <text:p text:style-name="P7"><text:span text:style-name="T1"><text:s text:c="4"/></text:span><text:span text:style-name="T1">int ccyy;</text:span></text:p>
          <text:p text:style-name="P7"><text:span text:style-name="T1"><text:s text:c="4"/></text:span><text:span text:style-name="T1">int mm;</text:span></text:p>
          <text:p text:style-name="P7"><text:span text:style-name="T1"><text:s text:c="4"/></text:span><text:span text:style-name="T1">int dd;</text:span></text:p>
          <text:p text:style-name="P7"><text:span text:style-name="T1">};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7.266cm" svg:height="5.3cm" svg:x="8.5cm" svg:y="13.311cm">
          <text:p text:style-name="P3">#include “date.hpp”</text:p>
          <text:p text:style-name="P3"/>
          <text:p text:style-name="P3">date::date(int ccyy, int mm, int dd)</text:p>
          <text:p text:style-name="P3"><text:s text:c="2"/>: ccyy(ccyy), mm(mm), dd(dd)</text:p>
          <text:p text:style-name="P3">{</text:p>
          <text:p text:style-name="P3">}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616cm" svg:height="1.451cm" svg:x="23.425cm" svg:y="12cm">
          <text:p text:style-name="P9"><text:span text:style-name="T5">date.cpp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mmon Mistake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4" draw:text-style-name="P3" draw:layer="layout" svg:width="17.266cm" svg:height="5.3cm" svg:x="2.234cm" svg:y="3.5cm">
          <text:p text:style-name="P3">//#include “date.hpp”</text:p>
          <text:p text:style-name="P3"/>
          <text:p text:style-name="P3">date(int ccyy, int mm, int dd)</text:p>
          <text:p text:style-name="P3"><text:s text:c="2"/>: ccyy(ccyy), mm(mm), dd(dd)</text:p>
          <text:p text:style-name="P3">{</text:p>
          <text:p text:style-name="P3">}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7.266cm" svg:height="4cm" svg:x="2.168cm" svg:y="9.6cm">
          <text:p text:style-name="P3">date::date(int ccyy, int mm, int dd)</text:p>
          <text:p text:style-name="P3"><text:s text:c="2"/>: ccyy=ccyy, mm=mm, dd=dd</text:p>
          <text:p text:style-name="P3">{</text:p>
          <text:p text:style-name="P3">}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7.266cm" svg:height="4cm" svg:x="2.168cm" svg:y="14.4cm">
          <text:p text:style-name="P3">date::date(int ccyy, int mm, int dd)</text:p>
          <text:p text:style-name="P3">{</text:p>
          <text:p text:style-name="P3"><text:s text:c="2"/>: ccyy(ccyy), mm(mm), dd(dd)</text:p>
          <text:p text:style-name="P3">}</text:p>
          <draw:enhanced-geometry svg:viewBox="0 0 21600 21600" draw:type="rectangle" draw:enhanced-path="M 0 0 L 21600 0 21600 21600 0 21600 0 0 Z N"/>
        </draw:custom-shape>
        <draw:frame draw:style-name="SmallSlideNote" draw:layer="layout" svg:width="5.917cm" svg:height="2.5cm" svg:x="20.4cm" svg:y="3.8cm">
          <draw:text-box>
            <text:p>forgetting a class's </text:p>
            <text:p>own #include</text:p>
          </draw:text-box>
        </draw:frame>
        <draw:frame draw:style-name="SmallSlideNote" draw:layer="layout" svg:width="5.126cm" svg:height="2.5cm" svg:x="20.301cm" svg:y="6.301cm">
          <draw:text-box>
            <text:p>forgetting class::</text:p>
            <text:p>scope resolution</text:p>
          </draw:text-box>
        </draw:frame>
        <draw:frame draw:style-name="SmallSlideNote" draw:layer="layout" svg:width="6.979cm" svg:height="2.5cm" svg:x="20.374cm" svg:y="10cm">
          <draw:text-box>
            <text:p>using = syntax instead </text:p>
            <text:p>of ( ) in the member</text:p>
            <text:p>initializations</text:p>
          </draw:text-box>
        </draw:frame>
        <draw:frame draw:style-name="SmallSlideNote" draw:layer="layout" svg:width="7.137cm" svg:height="2.5cm" svg:x="20.321cm" svg:y="14.55cm">
          <draw:text-box>
            <text:p>not putting the member</text:p>
            <text:p>initializations <text:span text:style-name="T6">before</text:span> the</text:p>
            <text:p>opening left bra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struc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7"><text:span text:style-name="T2">a = f() * <text:s/>g() + h();</text:span></text:p>
          <text:p text:style-name="P7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7"><text:span text:style-name="T2">a = f() * <text:s/>g() + h();</text:span></text:p>
          <text:p text:style-name="P7"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03H52M56S</meta:editing-duration>
    <meta:editing-cycles>33</meta:editing-cycles>
    <dc:date>2011-03-07T10:37:34</dc:date>
    <meta:generator>NeoOffice/3.1.2$Unix OpenOffice.org_project/Patch 0</meta:generator>
    <meta:document-statistic meta:object-count="72"/>
  </office:meta>
</office:document-meta>
</file>